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monospace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automatic-styles>
    <style:style style:name="Table1" style:family="table">
      <style:table-properties style:width="3.3382in" table:align="left"/>
    </style:style>
    <style:style style:name="Table1.A" style:family="table-column">
      <style:table-column-properties style:column-width="1.8069in"/>
    </style:style>
    <style:style style:name="Table1.B" style:family="table-column">
      <style:table-column-properties style:column-width="1.5313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text-properties officeooo:rsid="00102c03" officeooo:paragraph-rsid="00102c03"/>
    </style:style>
    <style:style style:name="P2" style:family="paragraph" style:parent-style-name="Standard">
      <style:text-properties officeooo:rsid="0015bd74" officeooo:paragraph-rsid="0015bd74"/>
    </style:style>
    <style:style style:name="P3" style:family="paragraph" style:parent-style-name="Standard">
      <style:text-properties officeooo:rsid="0015bd74" officeooo:paragraph-rsid="004d6339"/>
    </style:style>
    <style:style style:name="P4" style:family="paragraph" style:parent-style-name="Standard">
      <style:text-properties officeooo:rsid="00194b38" officeooo:paragraph-rsid="00194b38"/>
    </style:style>
    <style:style style:name="P5" style:family="paragraph" style:parent-style-name="Standard">
      <style:text-properties officeooo:rsid="00194b38" officeooo:paragraph-rsid="0050386f"/>
    </style:style>
    <style:style style:name="P6" style:family="paragraph" style:parent-style-name="Standard">
      <style:text-properties officeooo:rsid="0037c708" officeooo:paragraph-rsid="0037c708"/>
    </style:style>
    <style:style style:name="P7" style:family="paragraph" style:parent-style-name="Standard">
      <style:text-properties officeooo:rsid="003a9da7" officeooo:paragraph-rsid="003a9da7"/>
    </style:style>
    <style:style style:name="P8" style:family="paragraph" style:parent-style-name="Text_20_body">
      <style:text-properties officeooo:rsid="003a9da7" officeooo:paragraph-rsid="003a9da7"/>
    </style:style>
    <style:style style:name="P9" style:family="paragraph" style:parent-style-name="Standard">
      <style:paragraph-properties fo:break-before="page"/>
      <style:text-properties officeooo:rsid="003a9da7" officeooo:paragraph-rsid="003a9da7"/>
    </style:style>
    <style:style style:name="P10" style:family="paragraph" style:parent-style-name="Text_20_body">
      <style:text-properties officeooo:paragraph-rsid="003a9da7"/>
    </style:style>
    <style:style style:name="P11" style:family="paragraph" style:parent-style-name="Standard">
      <style:text-properties officeooo:rsid="00401b50" officeooo:paragraph-rsid="00401b50"/>
    </style:style>
    <style:style style:name="P12" style:family="paragraph" style:parent-style-name="Standard">
      <style:text-properties officeooo:rsid="002f8699" officeooo:paragraph-rsid="002f8699"/>
    </style:style>
    <style:style style:name="P13" style:family="paragraph" style:parent-style-name="Standard">
      <style:text-properties officeooo:paragraph-rsid="002f8699"/>
    </style:style>
    <style:style style:name="P14" style:family="paragraph" style:parent-style-name="Standard">
      <style:text-properties fo:font-size="12pt" officeooo:rsid="00401b50" officeooo:paragraph-rsid="002f8699" style:font-size-asian="12pt" style:font-size-complex="12pt"/>
    </style:style>
    <style:style style:name="P15" style:family="paragraph" style:parent-style-name="Standard">
      <style:text-properties fo:color="#000000" loext:opacity="100%" style:font-name="Liberation Serif" fo:font-size="12pt" officeooo:rsid="00401b50" officeooo:paragraph-rsid="002f8699" style:font-size-asian="12pt" style:font-size-complex="12pt"/>
    </style:style>
    <style:style style:name="P16" style:family="paragraph" style:parent-style-name="Standard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17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01b50" officeooo:paragraph-rsid="002f8699" style:font-size-asian="12pt" style:font-size-complex="12pt"/>
    </style:style>
    <style:style style:name="P19" style:family="paragraph" style:parent-style-name="Standard">
      <style:text-properties officeooo:rsid="0013131e" officeooo:paragraph-rsid="0013131e"/>
    </style:style>
    <style:style style:name="P20" style:family="paragraph" style:parent-style-name="Standard">
      <style:paragraph-properties fo:break-before="page"/>
      <style:text-properties officeooo:rsid="0013131e" officeooo:paragraph-rsid="0013131e"/>
    </style:style>
    <style:style style:name="P21" style:family="paragraph" style:parent-style-name="Standard">
      <style:text-properties officeooo:rsid="0027a78e" officeooo:paragraph-rsid="0027a78e"/>
    </style:style>
    <style:style style:name="P22" style:family="paragraph" style:parent-style-name="Standard">
      <style:paragraph-properties fo:break-before="page"/>
      <style:text-properties officeooo:rsid="0027a78e" officeooo:paragraph-rsid="0027a78e"/>
    </style:style>
    <style:style style:name="P23" style:family="paragraph" style:parent-style-name="Standard">
      <style:text-properties officeooo:rsid="001a788f" officeooo:paragraph-rsid="001a788f"/>
    </style:style>
    <style:style style:name="P24" style:family="paragraph" style:parent-style-name="Standard">
      <style:text-properties officeooo:paragraph-rsid="0044b329"/>
    </style:style>
    <style:style style:name="P25" style:family="paragraph" style:parent-style-name="Standard">
      <style:text-properties officeooo:rsid="0044b329" officeooo:paragraph-rsid="0044b329"/>
    </style:style>
    <style:style style:name="P26" style:family="paragraph" style:parent-style-name="Standard">
      <style:text-properties officeooo:rsid="002d0784" officeooo:paragraph-rsid="002d0784"/>
    </style:style>
    <style:style style:name="P27" style:family="paragraph" style:parent-style-name="Standard">
      <style:text-properties officeooo:rsid="001795f4" officeooo:paragraph-rsid="001795f4"/>
    </style:style>
    <style:style style:name="P28" style:family="paragraph" style:parent-style-name="Standard">
      <style:text-properties officeooo:rsid="0012d82c" officeooo:paragraph-rsid="0012d82c"/>
    </style:style>
    <style:style style:name="P29" style:family="paragraph" style:parent-style-name="Standard">
      <style:text-properties officeooo:rsid="0012d82c" officeooo:paragraph-rsid="0013131e"/>
    </style:style>
    <style:style style:name="P30" style:family="paragraph" style:parent-style-name="Standard">
      <style:text-properties officeooo:rsid="00302810" officeooo:paragraph-rsid="00302810"/>
    </style:style>
    <style:style style:name="P31" style:family="paragraph" style:parent-style-name="Standard">
      <style:text-properties officeooo:rsid="0028b296" officeooo:paragraph-rsid="0028b296"/>
    </style:style>
    <style:style style:name="P32" style:family="paragraph" style:parent-style-name="Standard">
      <style:text-properties officeooo:rsid="00228157" officeooo:paragraph-rsid="00228157"/>
    </style:style>
    <style:style style:name="P33" style:family="paragraph" style:parent-style-name="Standard">
      <style:text-properties officeooo:rsid="00219f9d" officeooo:paragraph-rsid="00219f9d"/>
    </style:style>
    <style:style style:name="P34" style:family="paragraph" style:parent-style-name="Text_20_body">
      <style:text-properties officeooo:rsid="003bd77a" officeooo:paragraph-rsid="003bd77a"/>
    </style:style>
    <style:style style:name="P35" style:family="paragraph" style:parent-style-name="Standard">
      <style:text-properties officeooo:rsid="004d6339" officeooo:paragraph-rsid="0015bd74"/>
    </style:style>
    <style:style style:name="P36" style:family="paragraph" style:parent-style-name="Standard">
      <style:text-properties officeooo:rsid="004d6339" officeooo:paragraph-rsid="004d6339"/>
    </style:style>
    <style:style style:name="P37" style:family="paragraph" style:parent-style-name="Standard">
      <style:text-properties officeooo:rsid="004d6339" officeooo:paragraph-rsid="004e14c5"/>
    </style:style>
    <style:style style:name="P38" style:family="paragraph" style:parent-style-name="Standard">
      <style:text-properties officeooo:paragraph-rsid="0015bd74"/>
    </style:style>
    <style:style style:name="P39" style:family="paragraph" style:parent-style-name="Heading_20_3">
      <style:text-properties officeooo:paragraph-rsid="0055691f"/>
    </style:style>
    <style:style style:name="P40" style:family="paragraph" style:parent-style-name="Heading_20_3">
      <style:paragraph-properties fo:margin-top="0in" fo:margin-bottom="0.1965in" style:contextual-spacing="false" style:writing-mode="lr-tb"/>
      <style:text-properties officeooo:rsid="0027a78e" officeooo:paragraph-rsid="0055691f"/>
    </style:style>
    <style:style style:name="P41" style:family="paragraph" style:parent-style-name="Horizontal_20_Line">
      <style:text-properties officeooo:rsid="0015bd74"/>
    </style:style>
    <style:style style:name="P42" style:family="paragraph" style:parent-style-name="Preformatted_20_Text">
      <style:paragraph-properties style:writing-mode="lr-tb"/>
    </style:style>
    <style:style style:name="P43" style:family="paragraph" style:parent-style-name="Preformatted_20_Text">
      <style:paragraph-properties fo:margin-top="0in" fo:margin-bottom="0.1965in" style:contextual-spacing="false" style:writing-mode="lr-tb"/>
    </style:style>
    <style:style style:name="P44" style:family="paragraph" style:parent-style-name="Preformatted_20_Text">
      <style:paragraph-properties fo:margin-top="0in" fo:margin-bottom="0.1965in" style:contextual-spacing="false" style:writing-mode="lr-tb"/>
      <style:text-properties officeooo:rsid="0027a78e" officeooo:paragraph-rsid="0055691f"/>
    </style:style>
    <style:style style:name="P45" style:family="paragraph" style:parent-style-name="Preformatted_20_Text">
      <style:paragraph-properties style:writing-mode="lr-tb"/>
      <style:text-properties officeooo:paragraph-rsid="0055691f"/>
    </style:style>
    <style:style style:name="P46" style:family="paragraph" style:parent-style-name="Preformatted_20_Text">
      <style:paragraph-properties fo:margin-top="0in" fo:margin-bottom="0.1965in" style:contextual-spacing="false" style:writing-mode="lr-tb"/>
      <style:text-properties officeooo:paragraph-rsid="0055691f"/>
    </style:style>
    <style:style style:name="P47" style:family="paragraph" style:parent-style-name="Standard">
      <style:text-properties officeooo:rsid="00401b50" officeooo:paragraph-rsid="00401b50"/>
    </style:style>
    <style:style style:name="P48" style:family="paragraph" style:parent-style-name="Standard">
      <style:text-properties officeooo:rsid="0053aaa5" officeooo:paragraph-rsid="0053aaa5"/>
    </style:style>
    <style:style style:name="P49" style:family="paragraph" style:parent-style-name="Standard">
      <style:text-properties officeooo:rsid="0053aaa5" officeooo:paragraph-rsid="0055691f"/>
    </style:style>
    <style:style style:name="P50" style:family="paragraph" style:parent-style-name="Standard">
      <style:text-properties fo:font-variant="normal" fo:text-transform="none" fo:color="#4b4b4b" loext:opacity="100%" style:font-name="Arial" fo:font-size="10.5pt" fo:letter-spacing="normal" fo:font-style="normal" fo:font-weight="normal" officeooo:rsid="004b73ef" officeooo:paragraph-rsid="002f8699"/>
    </style:style>
    <style:style style:name="P51" style:family="paragraph" style:parent-style-name="Standard">
      <style:text-properties fo:font-variant="normal" fo:text-transform="none" fo:color="#4b4b4b" loext:opacity="100%" style:font-name="Arial" fo:font-size="10.5pt" fo:letter-spacing="normal" fo:font-style="normal" fo:font-weight="normal" officeooo:rsid="004b73ef" officeooo:paragraph-rsid="0055691f"/>
    </style:style>
    <style:style style:name="P5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01b50" officeooo:paragraph-rsid="0055691f" style:font-size-asian="12pt" style:font-size-complex="12pt"/>
    </style:style>
    <style:style style:name="P53" style:family="paragraph" style:parent-style-name="Standard">
      <style:text-properties officeooo:rsid="0027a78e" officeooo:paragraph-rsid="0027a78e"/>
    </style:style>
    <style:style style:name="P54" style:family="paragraph" style:parent-style-name="Standard">
      <style:text-properties officeooo:rsid="0027a78e" officeooo:paragraph-rsid="0055691f"/>
    </style:style>
    <style:style style:name="P55" style:family="paragraph" style:parent-style-name="Standard">
      <style:paragraph-properties fo:margin-top="0in" fo:margin-bottom="0.1965in" style:contextual-spacing="false" style:writing-mode="lr-tb"/>
      <style:text-properties officeooo:rsid="0027a78e" officeooo:paragraph-rsid="0055691f"/>
    </style:style>
    <style:style style:name="P56" style:family="paragraph" style:parent-style-name="Standard">
      <style:text-properties officeooo:rsid="0027a78e" officeooo:paragraph-rsid="0056020d"/>
    </style:style>
    <style:style style:name="P57" style:family="paragraph" style:parent-style-name="Standard">
      <style:paragraph-properties fo:margin-top="0in" fo:margin-bottom="0.1965in" style:contextual-spacing="false" style:writing-mode="lr-tb"/>
      <style:text-properties officeooo:rsid="0027a78e" officeooo:paragraph-rsid="0056020d"/>
    </style:style>
    <style:style style:name="P58" style:family="paragraph" style:parent-style-name="Standard">
      <style:text-properties officeooo:rsid="002f8699" officeooo:paragraph-rsid="0055691f"/>
    </style:style>
    <style:style style:name="P59" style:family="paragraph" style:parent-style-name="Standard">
      <style:text-properties fo:font-size="12pt" officeooo:rsid="00401b50" officeooo:paragraph-rsid="0055691f" style:font-size-asian="12pt" style:font-size-complex="12pt"/>
    </style:style>
    <style:style style:name="P60" style:family="paragraph" style:parent-style-name="Standard">
      <style:text-properties fo:color="#000000" loext:opacity="100%" style:font-name="Liberation Serif" fo:font-size="12pt" officeooo:rsid="00401b50" officeooo:paragraph-rsid="0055691f" style:font-size-asian="12pt" style:font-size-complex="12pt"/>
    </style:style>
    <style:style style:name="P61" style:family="paragraph" style:parent-style-name="Standard">
      <style:text-properties officeooo:paragraph-rsid="0055691f"/>
    </style:style>
    <style:style style:name="P62" style:family="paragraph" style:parent-style-name="Standard">
      <style:text-properties officeooo:paragraph-rsid="0053aaa5"/>
    </style:style>
    <style:style style:name="P63" style:family="paragraph" style:parent-style-name="Text_20_body">
      <style:text-properties officeooo:rsid="0053aaa5" officeooo:paragraph-rsid="0053aaa5"/>
    </style:style>
    <style:style style:name="P64" style:family="paragraph" style:parent-style-name="Text_20_body">
      <style:text-properties officeooo:rsid="0053aaa5" officeooo:paragraph-rsid="0055691f"/>
    </style:style>
    <style:style style:name="P65" style:family="paragraph" style:parent-style-name="Text_20_body">
      <style:text-properties officeooo:paragraph-rsid="0055691f"/>
    </style:style>
    <style:style style:name="T1" style:family="text">
      <style:text-properties fo:font-variant="normal" fo:text-transform="none" style:font-name="Monaco" fo:font-size="13.5pt" fo:font-style="normal" fo:font-weight="normal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3c86f4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5" style:family="text">
      <style:text-properties fo:font-variant="normal" fo:text-transform="none" style:font-name="inherit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style:font-name="inherit" fo:font-style="normal" fo:font-weight="normal" officeooo:rsid="004b0ef9" fo:background-color="transparent" loext:char-shading-value="0" loext:padding="0in" loext:border="none"/>
    </style:style>
    <style:style style:name="T7" style:family="text">
      <style:text-properties fo:font-variant="normal" fo:text-transform="none" style:font-name="inherit" fo:font-style="normal" fo:font-weight="normal" officeooo:rsid="004f48cc" fo:background-color="transparent" loext:char-shading-value="0" loext:padding="0in" loext:border="none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01b50" style:font-size-asian="12pt" style:font-size-complex="12pt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01b50" fo:background-color="#f7f7f9" loext:char-shading-value="0" style:font-size-asian="12pt" style:font-size-complex="12pt" loext:padding-left="0.0417in" loext:padding-right="0.0417in" loext:padding-top="0.0209in" loext:padding-bottom="0.0209in" loext:border="0.06pt solid #e1e1e8"/>
    </style:style>
    <style:style style:name="T11" style:family="text">
      <style:text-properties fo:font-variant="normal" fo:text-transform="none" fo:color="#6c6c6c" loext:opacity="100%" style:font-name="Source Code Pro" fo:font-size="9pt" fo:letter-spacing="normal" fo:font-style="normal" fo:font-weight="normal" officeooo:rsid="004f48cc" fo:background-color="transparent" loext:char-shading-value="0" loext:padding="0in" loext:border="none"/>
    </style:style>
    <style:style style:name="T12" style:family="text">
      <style:text-properties officeooo:rsid="0019913c"/>
    </style:style>
    <style:style style:name="T13" style:family="text">
      <style:text-properties officeooo:rsid="001bcd97"/>
    </style:style>
    <style:style style:name="T14" style:family="text">
      <style:text-properties officeooo:rsid="001d1356"/>
    </style:style>
    <style:style style:name="T15" style:family="text">
      <style:text-properties officeooo:rsid="00206358"/>
    </style:style>
    <style:style style:name="T16" style:family="text">
      <style:text-properties officeooo:rsid="002bbc5a"/>
    </style:style>
    <style:style style:name="T17" style:family="text">
      <style:text-properties officeooo:rsid="0033cfb4"/>
    </style:style>
    <style:style style:name="T18" style:family="text">
      <style:text-properties officeooo:rsid="0035ceae"/>
    </style:style>
    <style:style style:name="T19" style:family="text">
      <style:text-properties officeooo:rsid="00362fbf"/>
    </style:style>
    <style:style style:name="T20" style:family="text">
      <style:text-properties officeooo:rsid="003e2fc3"/>
    </style:style>
    <style:style style:name="T21" style:family="text">
      <style:text-properties officeooo:rsid="0044b329"/>
    </style:style>
    <style:style style:name="T22" style:family="text">
      <style:text-properties officeooo:rsid="00461845"/>
    </style:style>
    <style:style style:name="T23" style:family="text">
      <style:text-properties officeooo:rsid="0046a4a5"/>
    </style:style>
    <style:style style:name="T24" style:family="text">
      <style:text-properties officeooo:rsid="00473cf3"/>
    </style:style>
    <style:style style:name="T25" style:family="text">
      <style:text-properties officeooo:rsid="0048e108"/>
    </style:style>
    <style:style style:name="T26" style:family="text">
      <style:text-properties officeooo:rsid="004b73ef"/>
    </style:style>
    <style:style style:name="T27" style:family="text">
      <style:text-properties officeooo:rsid="00401b50"/>
    </style:style>
    <style:style style:name="T28" style:family="text">
      <style:text-properties fo:font-size="12pt" officeooo:rsid="00401b50" style:font-size-asian="12pt" style:font-size-complex="12pt"/>
    </style:style>
    <style:style style:name="T29" style:family="text">
      <style:text-properties fo:color="#000000" loext:opacity="100%" style:font-name="Liberation Serif"/>
    </style:style>
    <style:style style:name="T30" style:family="text">
      <style:text-properties officeooo:rsid="004e14c5"/>
    </style:style>
    <style:style style:name="T31" style:family="text">
      <style:text-properties officeooo:rsid="0050386f"/>
    </style:style>
    <style:style style:name="T32" style:family="text">
      <style:text-properties officeooo:rsid="0053aaa5"/>
    </style:style>
    <style:style style:name="T33" style:family="text">
      <style:text-properties officeooo:rsid="005569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:</text:p>
      <text:p text:style-name="P1"/>
      <text:p text:style-name="P1">OS: Ubuntu 22.04</text:p>
      <text:p text:style-name="P1">Python: 3.10.12</text:p>
      <text:p text:style-name="P1"/>
      <text:p text:style-name="P28">In Ubuntu Software:</text:p>
      <text:p text:style-name="P29">Arduino</text:p>
      <text:p text:style-name="P19">Terminator (sudo apt install terminator)</text:p>
      <text:p text:style-name="P28">Brave (Optional, browser without adds)</text:p>
      <text:p text:style-name="P28"/>
      <text:p text:style-name="P23">Install pip:</text:p>
      <text:p text:style-name="P23">sudo apt install python3-pip</text:p>
      <text:p text:style-name="P23"/>
      <text:p text:style-name="P33">Install VS Code:<text:line-break/>sudo snap install code –classic</text:p>
      <text:p text:style-name="P32">Install VS Code Extensions:</text:p>
      <text:p text:style-name="P32">ROS – Developer has to be Microsoft</text:p>
      <text:p text:style-name="P32">Python – Developer has to be Microsoft</text:p>
      <text:p text:style-name="P31">Turn on auto save: File -&gt; Auto Save OR File -&gt; Preferences -&gt; Settings →(Write “auto save”) -&gt; Select afterDelay</text:p>
      <text:p text:style-name="P31"/>
      <text:p text:style-name="P30">Install Dynamixel Wizard:</text:p>
      <text:p text:style-name="P30"><text:a xlink:type="simple" xlink:href="https://emanual.robotis.com/docs/en/software/dynamixel/dynamixel_wizard2/" text:style-name="Internet_20_link" text:visited-style-name="Visited_20_Internet_20_Link">https://emanual.robotis.com/docs/en/software/dynamixel/dynamixel_wizard2/</text:a></text:p>
      <text:p text:style-name="P28"/>
      <text:p text:style-name="P27">Install Git and configure:</text:p>
      <text:p text:style-name="P1"><text:a xlink:type="simple" xlink:href="https://www.digitalocean.com/community/tutorials/how-to-install-git-on-ubuntu-22-04" text:style-name="Internet_20_link" text:visited-style-name="Visited_20_Internet_20_Link">https://www.digitalocean.com/community/tutorials/how-to-install-git-on-ubuntu-22-04</text:a></text:p>
      <text:p text:style-name="P1"/>
      <text:p text:style-name="P5">To create a <text:span text:style-name="T12">github</text:span> SSH authentication key follow this tutorial, but DO NOT PUT PASSWORD:</text:p>
      <text:p text:style-name="P5"><text:span text:style-name="T31">H</text:span>it Enter when asked for password:</text:p>
      <text:p text:style-name="P4"><text:a xlink:type="simple" xlink:href="https://www.youtube.com/watch?v=WgZIv5HI44o" text:style-name="Internet_20_link" text:visited-style-name="Visited_20_Internet_20_Link">https://www.youtube.com/watch?v=WgZIv5HI44o</text:a></text:p>
      <text:p text:style-name="P1"/>
      <text:p text:style-name="P1">Install NVIDIA drivers:</text:p>
      <text:p text:style-name="P1"><text:a xlink:type="simple" xlink:href="https://www.cherryservers.com/blog/install-cuda-ubuntu" text:style-name="Internet_20_link" text:visited-style-name="Visited_20_Internet_20_Link">https://www.cherryservers.com/blog/install-cuda-ubuntu</text:a></text:p>
      <text:p text:style-name="P1">(Follow until step 5)</text:p>
      <text:p text:style-name="P1"/>
      <text:p text:style-name="P26">Arduino Libraries:</text:p>
      <text:p text:style-name="P26">Sketch → Include Libraries → Manage Libraries</text:p>
      <text:p text:style-name="P26">Adafruit NeoPixel</text:p>
      <text:p text:style-name="P1"/>
      <text:p text:style-name="P2">Install ROS2 humble:</text:p>
      <text:p text:style-name="P2"><text:a xlink:type="simple" xlink:href="https://docs.ros.org/en/humble/Installation/Ubuntu-Install-Debians.html" text:style-name="Internet_20_link" text:visited-style-name="Visited_20_Internet_20_Link">https://docs.ros.org/en/humble/Installation/Ubuntu-Install-Debians.html</text:a></text:p>
      <text:p text:style-name="P2"/>
      <text:p text:style-name="P2">Follow Tutorials (include ROS2 installation): </text:p>
      <text:p text:style-name="P2"><text:a xlink:type="simple" xlink:href="https://www.youtube.com/playlist?list=PLLSegLrePWgJudpPUof4-nVFHGkB62Izy" text:style-name="Internet_20_link" text:visited-style-name="Visited_20_Internet_20_Link">https://www.youtube.com/playlist?list=PLLSegLrePWgJudpPUof4-nVFHGkB62Izy</text:a></text:p>
      <text:p text:style-name="P2"/>
      <text:p text:style-name="P2">This tutorial includes a lot more than intalling ROS2 and subs and pubs examples, it does:</text:p>
      <text:p text:style-name="P2">- adds ws sources to ~/.bashrc</text:p>
      <text:p text:style-name="P2"/>
      <text:p text:style-name="P6">To work with UFACTORY xArm 6:</text:p>
      <text:p text:style-name="P6">- <text:a xlink:type="simple" xlink:href="https://www.ufactory.cc/ufactory-studio/" text:style-name="Internet_20_link" text:visited-style-name="Visited_20_Internet_20_Link">https://www.ufactory.cc/ufactory-studio/</text:a></text:p>
      <text:p text:style-name="P6">- Download Linux</text:p>
      <text:p text:style-name="P35"/>
      <text:p text:style-name="P2"><text:soft-page-break/></text:p>
      <text:p text:style-name="P11">To install realsense-viewer:</text:p>
      <text:p text:style-name="P25"/>
      <text:p text:style-name="P25">Follow the following link until the part that states: "Uninstalling the packages" </text:p>
      <text:p text:style-name="P11">https://github.com/IntelRealSense/librealsense/blob/master/doc/distribution_linux.md</text:p>
      <text:p text:style-name="P11"/>
      <text:p text:style-name="P11">To install librealsense<text:span text:style-name="T21">and some more necessary libraries</text:span>:</text:p>
      <text:p text:style-name="P25">First follow these instructions:</text:p>
      <text:p text:style-name="P11"><text:a xlink:type="simple" xlink:href="https://dev.intelrealsense.com/docs/compiling-librealsense-for-linux-ubuntu-guide" text:style-name="Internet_20_link" text:visited-style-name="Visited_20_Internet_20_Link">https://dev.intelrealsense.com/docs/compiling-librealsense-for-linux-ubuntu-guide</text:a></text:p>
      <text:p text:style-name="P24"><text:span text:style-name="T21">Then follow the “</text:span><text:span text:style-name="T2">Step 3: Install Intel® RealSense™ ROS2 wrapper</text:span><text:span text:style-name="T21">”:</text:span></text:p>
      <text:p text:style-name="P11"><text:a xlink:type="simple" xlink:href="https://github.com/IntelRealSense/realsense-ros/blob/ros2-development/README.md" text:style-name="Internet_20_link" text:visited-style-name="Visited_20_Internet_20_Link">https://github.com/IntelRealSense/realsense-ros/blob/ros2-development/README.md</text:a></text:p>
      <text:p text:style-name="P11"/>
      <text:p text:style-name="P62"><text:span text:style-name="T33">Please check ANEX to see possible errors during COLCON BUILD:<text:line-break/></text:span></text:p>
      <text:p text:style-name="P41"/>
      <text:p text:style-name="P3"/>
      <text:p text:style-name="P36">To save vídeos for dataset:</text:p>
      <text:p text:style-name="P36"><text:tab/>- sudo apt-get install ffmpeg x264 libx264-dev</text:p>
      <text:p text:style-name="P36"><text:tab/>- ros2 run charmie_debug save_videos_for_dataset</text:p>
      <text:p text:style-name="P37"><text:tab/>- vídeo is saved at home directory with date: “2024-07-04 00-14-19charmie.avi”</text:p>
      <text:p text:style-name="P37"><text:tab/>- <text:span text:style-name="T30">to put in roboflow we must convert using ffmpeg to mp4 using: <text:line-break/><text:tab/><text:tab/>ffmpeg -i </text:span>2024-07-04 00-14-19charmie.avi<text:span text:style-name="T30"> </text:span>2024-07-04_00-14-19_charmie<text:span text:style-name="T30">.mp4</text:span><text:line-break/><text:tab/></text:p>
      <text:p text:style-name="P2"/>
      <text:p text:style-name="P2"/>
      <text:p text:style-name="P2"/>
      <text:p text:style-name="P2"/>
      <text:p text:style-name="P2"/>
      <text:p text:style-name="P12">PACKAGES:</text:p>
      <text:p text:style-name="P50"/>
      <text:p text:style-name="P12"/>
      <text:p text:style-name="P12"><text:tab/>low_level:</text:p>
      <text:p text:style-name="P12"><text:tab/><text:tab/>pip install pyserial</text:p>
      <text:p text:style-name="P12"><text:tab/><text:span text:style-name="T17">ps4_controller:</text:span></text:p>
      <text:p text:style-name="P12"><text:tab/><text:tab/>pip install pyPS4Controller</text:p>
      <text:p text:style-name="P2"><text:tab/><text:span text:style-name="T18">neck_dynamixel:</text:span></text:p>
      <text:p text:style-name="P2"><text:tab/><text:tab/>pip install dynamixel-sdk</text:p>
      <text:p text:style-name="P2"/>
      <text:p text:style-name="P2"><text:tab/><text:span text:style-name="T19">xarm:</text:span></text:p>
      <text:p text:style-name="P2"><text:tab/><text:tab/><text:span text:style-name="T19">Follow steps in: https://github.com/xArm-Developer/xarm_ros2/tree/humble?tab=readme-ov-file</text:span></text:p>
      <text:p text:style-name="P2"><text:tab/><text:tab/>sudo apt install ros-foxy-xacro ros-foxy-joint-state-publisher-gui</text:p>
      <text:p text:style-name="P2"><text:tab/><text:tab/>sudo apt install ros-foxy-gazebo-ros-pkgs</text:p>
      <text:p text:style-name="P2"><text:tab/><text:tab/>sudo apt install ros-foxy-ros2-control ros-foxy-ros2-controllers ros-foxy-gazebo-ros2-control</text:p>
      <text:p text:style-name="P2"><text:tab/><text:tab/></text:p>
      <text:p text:style-name="P2"/>
      <text:p text:style-name="P2"><text:tab/><text:span text:style-name="T20">yolos:</text:span></text:p>
      <text:p text:style-name="P2"><text:tab/><text:tab/>pip install ultralytics</text:p>
      <text:p text:style-name="P2"><text:tab/><text:tab/><text:span text:style-name="T24">to get the characteristics in yolo_pose:</text:span></text:p>
      <text:p text:style-name="P2"><text:tab/><text:tab/><text:tab/><text:span text:style-name="T24">pip install keras</text:span></text:p>
      <text:p text:style-name="P2"><text:tab/><text:tab/><text:tab/><text:span text:style-name="T25">pip install tensorflow</text:span></text:p>
      <text:p text:style-name="P2"><text:soft-page-break/></text:p>
      <text:p text:style-name="P2"/>
      <text:p text:style-name="P2"><text:tab/><text:span text:style-name="T22">audio:</text:span></text:p>
      <text:p text:style-name="P2"><text:tab/><text:tab/>pip install SpeechRecognition</text:p>
      <text:p text:style-name="P2"><text:tab/><text:tab/>pip install pulsectl</text:p>
      <text:p text:style-name="P2"><text:tab/><text:tab/>sudo apt-get install portaudio19-dev</text:p>
      <text:p text:style-name="P2"><text:tab/><text:tab/>pip install PyAudio</text:p>
      <text:p text:style-name="P2"><text:tab/><text:tab/><text:tab/><text:span text:style-name="T23">if you get an ffmpeg error:</text:span></text:p>
      <text:p text:style-name="P2"><text:tab/><text:tab/><text:tab/><text:tab/><text:span text:style-name="Source_20_Text"><text:span text:style-name="T5">sudo apt update</text:span></text:span></text:p>
      <text:p text:style-name="P2"><text:span text:style-name="Source_20_Text"><text:span text:style-name="T5"><text:tab/><text:tab/><text:tab/><text:tab/>sudo apt install ffmpeg</text:span></text:span></text:p>
      <text:p text:style-name="P2"><text:span text:style-name="Source_20_Text"><text:span text:style-name="T5"/></text:span></text:p>
      <text:p text:style-name="P2"><text:span text:style-name="Source_20_Text"><text:span text:style-name="T5"><text:tab/></text:span></text:span><text:span text:style-name="Source_20_Text"><text:span text:style-name="T6">receptionist:</text:span></text:span></text:p>
      <text:p text:style-name="P2"><text:span text:style-name="Source_20_Text"><text:span text:style-name="T6"><text:tab/><text:tab/>pip install face_recognition</text:span></text:span></text:p>
      <text:p text:style-name="P2"><text:span text:style-name="Source_20_Text"><text:span text:style-name="T6"/></text:span></text:p>
      <text:p text:style-name="P2"><text:span text:style-name="Source_20_Text"><text:span text:style-name="T6"><text:tab/></text:span></text:span><text:span text:style-name="Source_20_Text"><text:span text:style-name="T7">debug_visual:</text:span></text:span></text:p>
      <text:p text:style-name="P38"><text:span text:style-name="Source_20_Text"><text:span text:style-name="T7"><text:tab/><text:tab/></text:span></text:span><text:span text:style-name="Source_20_Text"><text:span text:style-name="T11">python3 -m pip install pygame-widgets</text:span></text:span></text:p>
      <text:p text:style-name="P2"><text:tab/><text:tab/><text:tab/></text:p>
      <text:p text:style-name="P2"/>
      <text:p text:style-name="P2"/>
      <text:p text:style-name="P23">speakers novos:</text:p>
      <text:p text:style-name="P23">- pip install TTS</text:p>
      <text:p text:style-name="P23">- export PATH=$PATH:/home/utilizador/.local/bin <text:span text:style-name="T14">(s</text:span><text:span text:style-name="T15">o</text:span><text:span text:style-name="T14"> tts commands can be used in terminal) </text:span></text:p>
      <text:p text:style-name="P23">- <text:span text:style-name="T13">pip install pydub</text:span></text:p>
      <text:p text:style-name="P23">- <text:span text:style-name="T15">(editar depois install espeak)</text:span></text:p>
      <text:p text:style-name="P23">- <text:span text:style-name="T16">pip install pygame</text:span></text:p>
      <text:p text:style-name="P22">Possible ROS2 Errors:</text:p>
      <text:p text:style-name="P21"/>
      <text:p text:style-name="P21"/>
      <text:p text:style-name="P21">------------------------------------------------------------------------------------------------------------------------</text:p>
      <text:p text:style-name="P21"/>
      <text:p text:style-name="P21">When doing colcon build after creating the first package:</text:p>
      <text:p text:style-name="P21"/>
      <text:p text:style-name="P21">“/usr/lib/python3/dist-packages/setuptools/command/install.py:34: SetuptoolsDeprecationWarning: setup.py install is deprecated. Use build and pip and other standards-based tools.</text:p>
      <text:p text:style-name="P21"><text:s text:c="2"/>warnings.warn(</text:p>
      <text:p text:style-name="P21">---”</text:p>
      <text:p text:style-name="P21">pip3 list | grep setuptools</text:p>
      <text:p text:style-name="P21">pip3 install setuptools==58.2.0</text:p>
      <text:p text:style-name="P21">pip3 list | grep setuptools</text:p>
      <text:p text:style-name="P21"/>
      <text:p text:style-name="P21"/>
      <text:p text:style-name="P54"/>
      <text:p text:style-name="P54">------------------------------------------------------------------------------------------------------------------------</text:p>
      <text:p text:style-name="P58"/>
      <text:p text:style-name="P58"><text:span text:style-name="T33">I</text:span><text:span text:style-name="T26">f you have error s</text:span><text:span text:style-name="T27">uch as th</text:span><text:span text:style-name="T28">e following when doing colcon build:</text:span></text:p>
      <text:p text:style-name="P59">Finished &lt;&lt;&lt; charmie_point_cloud [10.3s]</text:p>
      <text:p text:style-name="P59">--- stderr: char<text:span text:style-name="T29">mie_restaurant <text:s text:c="47"/></text:span></text:p>
      <text:p text:style-name="P60">/home/charmie/.local/lib/python3.10/site-packages/setuptools/command/easy_install.py:157: EasyInstallDeprecationWarning: easy_install command is deprecated. Use build and pip and other standards-based tools.</text:p>
      <text:p text:style-name="P60"><text:s text:c="2"/>warnings.warn(</text:p>
      <text:p text:style-name="P60"/>
      <text:p text:style-name="P60"><text:tab/>It means that you have the wrong version of setuptools. For ROS a specific version must be installed: <text:span text:style-name="T8">setup tools version 58.2.0 ( last version to work with ros2 python packages without any warnings)</text:span></text:p>
      <text:p text:style-name="P52"/>
      <text:p text:style-name="P61"><text:span text:style-name="T9"><text:tab/></text:span><text:span text:style-name="Source_20_Text"><text:span text:style-name="T10">pip install setuptools==58.2.0</text:span></text:span><text:span text:style-name="T9"> ( all above versions do not work )</text:span></text:p>
      <text:p text:style-name="P52"/>
      <text:p text:style-name="P52"><text:tab/>Please check for more info: https://answers.ros.org/question/396439/setuptoolsdeprecationwarning-setuppy-install-is-deprecated-use-build-and-pip-and-other-standards-based-tools/</text:p>
      <text:p text:style-name="P51"/>
      <text:p text:style-name="P54"/>
      <text:p text:style-name="P54">------------------------------------------------------------------------------------------------------------------------</text:p>
      <text:p text:style-name="P54"/>
      <text:p text:style-name="P49"><text:span text:style-name="T33"><text:line-break/></text:span>when doing colcon build realsense packages (on charmie_ws) it might get some erros related with gazebo, install gazebo using:</text:p>
      <text:p text:style-name="P49"/>
      <text:p text:style-name="P64">The error indicates that your workspace depends on the <text:span text:style-name="Source_20_Text">gazebo_ros</text:span> package, but it is either not installed or not properly sourced in your environment. Here's how to resolve this issue:</text:p>
      <text:h text:style-name="P39" text:outline-level="3">1. <text:span text:style-name="Strong_20_Emphasis">Install the </text:span><text:span text:style-name="Source_20_Text">gazebo_ros</text:span><text:span text:style-name="Strong_20_Emphasis"> Package</text:span></text:h>
      <text:p text:style-name="P65"><text:span text:style-name="Source_20_Text">gazebo_ros</text:span> is part of the ROS 2 Humble distribution. Install it by running:</text:p>
      <text:p text:style-name="P45"><text:span text:style-name="Source_20_Text">sudo apt update</text:span></text:p>
      <text:p text:style-name="P46"><text:span text:style-name="Source_20_Text">sudo apt install ros-humble-gazebo-ros-pkgs</text:span></text:p>
      <text:h text:style-name="P39" text:outline-level="3"><text:soft-page-break/><text:span text:style-name="T32">2</text:span>. <text:span text:style-name="Strong_20_Emphasis">Verify the Package Installation</text:span></text:h>
      <text:p text:style-name="P65">Check if <text:span text:style-name="Source_20_Text">gazebo_ros</text:span> is installed:</text:p>
      <text:p text:style-name="P46"><text:span text:style-name="Source_20_Text">ros2 pkg list | grep gazebo_ros</text:span></text:p>
      <text:p text:style-name="P65">You should see <text:span text:style-name="Source_20_Text">gazebo_ros</text:span> and related packages listed.</text:p>
      <text:h text:style-name="P39" text:outline-level="3"><text:span text:style-name="T33">3</text:span>. <text:span text:style-name="Strong_20_Emphasis">Set </text:span><text:span text:style-name="Source_20_Text">CMAKE_PREFIX_PATH</text:span><text:span text:style-name="Strong_20_Emphasis"> if Needed</text:span></text:h>
      <text:p text:style-name="P65">If you installed <text:span text:style-name="Source_20_Text">gazebo_ros</text:span> but CMake still cannot find it, manually set the <text:span text:style-name="Source_20_Text">CMAKE_PREFIX_PATH</text:span> to include the installation directory of <text:span text:style-name="Source_20_Text">gazebo_ros</text:span>.</text:p>
      <text:p text:style-name="P65">Add this to your <text:span text:style-name="Source_20_Text">~/.bashrc</text:span> or run it in your terminal:</text:p>
      <text:p text:style-name="P46"><text:span text:style-name="Source_20_Text">export CMAKE_PREFIX_PATH=$CMAKE_PREFIX_PATH:/opt/ros/humble</text:span></text:p>
      <text:p text:style-name="P65">Then source your <text:span text:style-name="Source_20_Text">.bashrc</text:span>:</text:p>
      <text:p text:style-name="P44"><text:span text:style-name="Source_20_Text">source ~/.bashrc</text:span></text:p>
      <text:p text:style-name="P44"><text:span text:style-name="Source_20_Text"/></text:p>
      <text:p text:style-name="P54"/>
      <text:p text:style-name="P54">------------------------------------------------------------------------------------------------------------------------</text:p>
      <text:p text:style-name="P55"/>
      <text:p text:style-name="P55"/>
      <text:p text:style-name="P55">--- stderr: xarm_controller CMake Error at CMakeLists.txt:38 (find_package): By not providing "Findhardware_interface.cmake" in CMAKE_MODULE_PATH this project has asked CMake to find a package configuration file provided by "hardware_interface", but CMake did not find one. Could not find a package configuration file provided by "hardware_interface" with any of the following names: hardware_interfaceConfig.cmake hardware_interface-config.cmake Add the installation prefix of "hardware_interface" to CMAKE_PREFIX_PATH or set "hardware_interface_DIR" to a directory containing one of the above files. If "hardware_interface" provides a separate development package or SDK, be sure it has been installed.</text:p>
      <text:p text:style-name="P55"/>
      <text:h text:style-name="P40" text:outline-level="3">1. <text:span text:style-name="Strong_20_Emphasis">Install </text:span><text:span text:style-name="Strong_20_Emphasis"><text:span text:style-name="Source_20_Text">ros-humble-ros2-control</text:span></text:span></text:h>
      <text:p text:style-name="Text_20_body">The <text:span text:style-name="Source_20_Text">hardware_interface</text:span> package is provided by the <text:span text:style-name="Source_20_Text">ros2_control</text:span> framework. Install it using:</text:p>
      <text:p text:style-name="P42"><text:span text:style-name="Source_20_Text">sudo apt update</text:span></text:p>
      <text:p text:style-name="P43"><text:span text:style-name="Source_20_Text">sudo apt install ros-humble-ros2-control ros-humble-ros2-controllers</text:span></text:p>
      <text:p text:style-name="P55"/>
      <text:p text:style-name="P56">------------------------------------------------------------------------------------------------------------------------</text:p>
      <text:p text:style-name="P57"/>
      <text:p text:style-name="P9">Links for new team members:</text:p>
      <text:p text:style-name="P7"><text:a xlink:type="simple" xlink:href="mailto:RoboCup@Home" text:style-name="Internet_20_link" text:visited-style-name="Visited_20_Internet_20_Link"/></text:p>
      <text:p text:style-name="P7"><text:a xlink:type="simple" xlink:href="mailto:RoboCup@Home" text:style-name="Internet_20_link" text:visited-style-name="Visited_20_Internet_20_Link">RoboCup@Home</text:a> official website:</text:p>
      <text:p text:style-name="P7"><text:a xlink:type="simple" xlink:href="https://athome.robocup.org/" text:style-name="Internet_20_link" text:visited-style-name="Visited_20_Internet_20_Link">https://athome.robocup.org/</text:a></text:p>
      <text:p text:style-name="P7"/>
      <text:p text:style-name="P7"><text:a xlink:type="simple" xlink:href="mailto:RoboCup@Home" text:style-name="Internet_20_link" text:visited-style-name="Visited_20_Internet_20_Link">RoboCup@Home</text:a> official Github:</text:p>
      <text:p text:style-name="P7"><text:a xlink:type="simple" xlink:href="https://github.com/RoboCupAtHome/" text:style-name="Internet_20_link" text:visited-style-name="Visited_20_Internet_20_Link">https://github.com/RoboCupAtHome/</text:a></text:p>
      <text:p text:style-name="P7"/>
      <text:p text:style-name="P7">Rulebook Link:<text:line-break/><text:a xlink:type="simple" xlink:href="https://robocupathome.github.io/RuleBook/rulebook/master.pdf" text:style-name="Internet_20_link" text:visited-style-name="Visited_20_Internet_20_Link">https://robocupathome.github.io/RuleBook/rulebook/master.pdf</text:a></text:p>
      <text:p text:style-name="P7"/>
      <text:p text:style-name="P7">CHARMIE Project Github:</text:p>
      <text:p text:style-name="P7"><text:a xlink:type="simple" xlink:href="https://github.com/SparkRibeiro21/charmie_ws" text:style-name="Internet_20_link" text:visited-style-name="Visited_20_Internet_20_Link">https://github.com/SparkRibeiro21/charmie_ws</text:a></text:p>
      <text:p text:style-name="P7"/>
      <text:p text:style-name="P7">CHARMIE Dataset:</text:p>
      <text:p text:style-name="P7"><text:a xlink:type="simple" xlink:href="https://github.com/SparkRibeiro21/charmie_ws/blob/main/objects/LAR_objects/LAR%20Dataset%20Objects.pdf" text:style-name="Internet_20_link" text:visited-style-name="Visited_20_Internet_20_Link">https://github.com/SparkRibeiro21/charmie_ws/blob/main/objects/LAR_objects/LAR%20Dataset%20Objects.pdf</text:a></text:p>
      <text:p text:style-name="P7"/>
      <text:p text:style-name="P7">Requirements nos vossos Pcs:</text:p>
      <text:p text:style-name="P16">OS: Ubuntu 22.04 LTS (Aconselho vivamente que façam dualboot, máquina virtual vai dar erros no ROS)</text:p>
      <text:p text:style-name="P16"/>
      <text:p text:style-name="P17">ROS2: Humble </text:p>
      <text:p text:style-name="P17">Para instalarem ROS2, aconselho a seguirem este set de tutoriais, eles instalam também o VSCode que é o interface que usamos para programar o robô, portanto é só seguir estes tutoriais. Além disso nestes tutoriais também vos explicam bem as bases todas que vão precisar de ROS2.</text:p>
      <text:p text:style-name="P8"><text:a xlink:type="simple" xlink:href="https://www.youtube.com/playlist?list=PLLSegLrePWgJudpPUof4-nVFHGkB62Izy" text:style-name="Internet_20_link" text:visited-style-name="Visited_20_Internet_20_Link"><text:span text:style-name="T2">https://www.youtube.com/playlist?list=PLLSegLrePWgJudpPUof4-nVFHGkB62Izy</text:span></text:a></text:p>
      <text:p text:style-name="P17"/>
      <text:p text:style-name="P10"><text:span text:style-name="T2">Arm (UFACTORY xArm 6): </text:span><text:a xlink:type="simple" xlink:href="https://github.com/xArm-Developer/xarm_ros2/tree/humble?tab=readme-ov-file" text:style-name="Internet_20_link" text:visited-style-name="Visited_20_Internet_20_Link"><text:span text:style-name="T4">xArm Humble Repo</text:span></text:a><text:span text:style-name="T2"> To setup the arm in your workspace, please follow the preparation steps on the xArm Humble repository.</text:span></text:p>
      <text:p text:style-name="P34"><text:span text:style-name="T2">(Isto vemos depois, </text:span><text:span text:style-name="T3">para já podem ir analisar as características do braço</text:span><text:span text:style-name="T2">)</text:span></text:p>
      <text:p text:style-name="P16"/>
      <text:p text:style-name="P16"/>
      <text:p text:style-name="P1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Terminator Keyboard Shortcuts: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plit Vertic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O</text:span></text:span></text:p>
          </table:table-cell>
        </table:table-row>
        <table:table-row>
          <table:table-cell table:style-name="Table1.A1" office:value-type="string">
            <text:p text:style-name="Table_20_Contents">Split Horizont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E</text:span></text:span></text:p>
          </table:table-cell>
        </table:table-row>
        <table:table-row>
          <table:table-cell table:style-name="Table1.A1" office:value-type="string">
            <text:p text:style-name="Table_20_Contents">Switch Next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N</text:span></text:span></text:p>
          </table:table-cell>
        </table:table-row>
        <table:table-row>
          <table:table-cell table:style-name="Table1.A1" office:value-type="string">
            <text:p text:style-name="Table_20_Contents">Switch Previous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P</text:span></text:span></text:p>
          </table:table-cell>
        </table:table-row>
        <table:table-row>
          <table:table-cell table:style-name="Table1.A1" office:value-type="string">
            <text:p text:style-name="Table_20_Contents">New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</text:span></text:span></text:p>
          </table:table-cell>
        </table:table-row>
        <table:table-row>
          <table:table-cell table:style-name="Table1.A1" office:value-type="string">
            <text:p text:style-name="Table_20_Contents">Next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Previous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Cop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C</text:span></text:span></text:p>
          </table:table-cell>
        </table:table-row>
        <table:table-row>
          <table:table-cell table:style-name="Table1.A1" office:value-type="string">
            <text:p text:style-name="Table_20_Contents">Paste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V</text:span></text:span></text:p>
          </table:table-cell>
        </table:table-row>
        <table:table-row>
          <table:table-cell table:style-name="Table1.A1" office:value-type="string">
            <text:p text:style-name="Table_20_Contents">Zoom In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+</text:span></text:span></text:p>
          </table:table-cell>
        </table:table-row>
        <table:table-row>
          <table:table-cell table:style-name="Table1.A1" office:value-type="string">
            <text:p text:style-name="Table_20_Contents">Zoom Out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-</text:span></text:span></text:p>
          </table:table-cell>
        </table:table-row>
        <table:table-row>
          <table:table-cell table:style-name="Table1.A1" office:value-type="string">
            <text:p text:style-name="Table_20_Contents">Reset Zoom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0</text:span></text:span></text:p>
          </table:table-cell>
        </table:table-row>
        <table:table-row>
          <table:table-cell table:style-name="Table1.A1" office:value-type="string">
            <text:p text:style-name="Table_20_Contents">Fullscreen Mode</text:p>
          </table:table-cell>
          <table:table-cell table:style-name="Table1.A1" office:value-type="string">
            <text:p text:style-name="Table_20_Contents"><text:span text:style-name="Source_20_Text"><text:span text:style-name="T1">F11</text:span></text:span></text:p>
          </table:table-cell>
        </table:table-row>
        <table:table-row>
          <table:table-cell table:style-name="Table1.A1" office:value-type="string">
            <text:p text:style-name="Table_20_Contents">Close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W</text:span>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monospace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00:08:45.885732354</meta:creation-date>
    <meta:editing-duration>PT36M35S</meta:editing-duration>
    <meta:editing-cycles>7</meta:editing-cycles>
    <meta:generator>LibreOffice/7.3.7.2$Linux_X86_64 LibreOffice_project/30$Build-2</meta:generator>
    <dc:date>2024-12-05T22:18:50.731481690</dc:date>
    <meta:document-statistic meta:table-count="1" meta:image-count="0" meta:object-count="0" meta:page-count="7" meta:paragraph-count="175" meta:word-count="977" meta:character-count="8551" meta:non-whitespace-character-count="7616"/>
  </office:meta>
</office:document-meta>
</file>